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17da" officeooo:paragraph-rsid="001817da"/>
    </style:style>
    <style:style style:name="P2" style:family="paragraph" style:parent-style-name="Standard">
      <style:text-properties officeooo:paragraph-rsid="001817da"/>
    </style:style>
    <style:style style:name="P3" style:family="paragraph" style:parent-style-name="Standard">
      <style:text-properties officeooo:paragraph-rsid="001a08fb"/>
    </style:style>
    <style:style style:name="P4" style:family="paragraph" style:parent-style-name="Standard">
      <style:text-properties officeooo:rsid="001a08fb" officeooo:paragraph-rsid="001a08fb"/>
    </style:style>
    <style:style style:name="P5" style:family="paragraph" style:parent-style-name="Standard">
      <style:text-properties officeooo:rsid="001a8078" officeooo:paragraph-rsid="001a8078"/>
    </style:style>
    <style:style style:name="T1" style:family="text">
      <style:text-properties officeooo:rsid="001817da"/>
    </style:style>
    <style:style style:name="T2" style:family="text">
      <style:text-properties fo:language="es" fo:country="ES"/>
    </style:style>
    <style:style style:name="T3" style:family="text">
      <style:text-properties fo:language="es" fo:country="ES" fo:font-weight="bold"/>
    </style:style>
    <style:style style:name="T4" style:family="text">
      <style:text-properties officeooo:rsid="001a08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dadero o falso?</text:p>
      <text:p text:style-name="P2"><text:span text:style-name="T1">“</text:span>No se utilizará un conductor de protección común para instalaciones de tensiones nominales diferentes <text:span text:style-name="T1">”</text:span></text:p>
      <text:p text:style-name="P2"/>
      <text:p text:style-name="P1">GPT:</text:p>
      <text:p text:style-name="P2">“La afirmación es **verdadera**.<text:line-break/><text:line-break/>En instalaciones eléctricas, **no se debe utilizar un conductor de protección común** (también conocido como **conductor de tierra o puesta a tierra**) para circuitos que operan a **tensiones nominales diferentes**. Esto se debe a razones de **seguridad eléctrica**. Cada sistema de tensión tiene sus propios requerimientos de protección, y compartir el mismo conductor de protección podría generar riesgos como:<text:line-break/><text:line-break/>- **Sobrecarga del conductor de protección** en caso de una falla.<text:line-break/>- **Interferencias** entre sistemas de diferente tensión.<text:line-break/>- **Fallo de aislamiento** o **fallas eléctricas cruzadas** entre sistemas que operan a tensiones diferentes.<text:line-break/><text:line-break/>Para evitar estos riesgos, se debe utilizar un conductor de protección separado para cada sistema de tensión diferente, garantizando la seguridad y el correcto funcionamiento de las protecciones eléctricas.”</text:p>
      <text:p text:style-name="P2"/>
      <text:p text:style-name="P2"><text:span text:style-name="T1">¿Que es una tensión nominal? → </text:span><text:span text:style-name="T2">es la </text:span><text:span text:style-name="T3">diferencia de potencial que un fabricante o un proveedor ha definido para un equipo en concreto</text:span> </text:p>
      <text:p text:style-name="P1">GPT:</text:p>
      <text:p text:style-name="P1">“Una **tensión nominal** es el valor de **voltaje** que se asigna a un sistema eléctrico o dispositivo como referencia para su diseño y operación. Este valor indica la **tensión para la cual el equipo o instalación está diseñado** para funcionar de manera segura y eficiente bajo condiciones normales.<text:line-break/><text:line-break/>### Características clave de la tensión nominal:<text:line-break/>- **Estándar o de referencia:** La tensión nominal no siempre refleja la tensión exacta a la que opera un sistema en todo momento, ya que pueden existir variaciones menores debido a fluctuaciones en el suministro eléctrico, pero es el valor que se toma como estándar.<text:line-break/>- **Diseño y seguridad:** Los equipos eléctricos (como motores, generadores, transformadores o electrodomésticos) y las instalaciones están diseñados para operar de manera óptima a su tensión nominal. Superar este valor puede dañar el equipo o reducir su vida útil.<text:line-break/>- **Diferente para cada aplicación:** La tensión nominal varía según el tipo de instalación o sistema. Por ejemplo:<text:line-break/> <text:s/>- En viviendas, las tensiones nominales comunes son **230V** o **110V** (dependiendo del país).<text:line-break/> <text:s/>- En sistemas industriales o de distribución eléctrica, puede ser mucho más alta, como **400V**, **11kV** o incluso más.<text:line-break/><text:line-break/>### Ejemplo:<text:line-break/>- En una instalación doméstica con una tensión nominal de **230V**, se espera que el sistema opere de manera adecuada a ese voltaje. Sin embargo, la tensión real puede oscilar ligeramente, como entre **220V** y **240V**, pero la instalación está diseñada para soportar esas variaciones sin problemas.<text:line-break/><text:line-break/>En resumen, la **tensión nominal** es el valor de referencia para la operación segura y eficiente de un sistema o dispositivo eléctrico.”</text:p>
      <text:p text:style-name="P1"><text:soft-page-break/>Esto es verdadero o falso? "Si los conductores activos van en el interior de una envolvente común, se recomienda incluir también dentro de ella el conductor de protección, en cuyo caso presentará el mismo aislamiento gue los otros conductores. Cuando el conductor de protección se instale fuera de esta canalización seguirá el curso de la misma" </text:p>
      <text:p text:style-name="P1"/>
      <text:p text:style-name="P1">GPT:</text:p>
      <text:p text:style-name="P1">“La afirmación es **verdadera**.<text:line-break/><text:line-break/>En instalaciones eléctricas, es una **práctica recomendada** que, cuando los **conductores activos** (conductores que transportan corriente, como fase y neutro) están dentro de una **envolvente común** (como una canalización o tubo), se incluya también el **conductor de protección** (tierra o puesta a tierra) dentro de la misma envolvente. Además, es importante que el conductor de protección tenga el mismo nivel de **aislamiento** que los demás conductores, para garantizar seguridad y evitar riesgos de contacto o fallas eléctricas.<text:line-break/><text:line-break/>Si, por alguna razón, el **conductor de protección** no puede ir dentro de la misma envolvente, debe seguir un **trayecto paralelo** a la canalización que contiene los conductores activos, para garantizar una correcta protección y reducir los riesgos en caso de fallas a tierra. Esto asegura que el conductor de protección mantenga una conexión eficiente y minimiza el riesgo de **diferencias de potencial** en caso de una falla.”</text:p>
      <text:p text:style-name="P1"/>
      <text:p text:style-name="P3"><text:span text:style-name="T4">Verdadero o falso? “</text:span>El valor de la caída de tensión podrá compensarse entre la de la instalación interior y la de las derivaciones individuales, de forma que la caída de tensión total sea inferior a la suma de los valores límites especificados para ambas, según el tipo de esquema utilizado. <text:span text:style-name="T4">”</text:span></text:p>
      <text:p text:style-name="P3"/>
      <text:p text:style-name="P4">¡¡Verdadero!!</text:p>
      <text:p text:style-name="P4"/>
      <text:p text:style-name="P5">¿Que es Omnipolar?</text:p>
      <text:p text:style-name="P5">“El término **omnipolar** en electricidad se refiere a un dispositivo o interruptor que tiene la capacidad de **interrumpir o desconectar** simultáneamente **todos los polos** o conductores activos de un circuito eléctrico. Esto significa que un interruptor omnipolar puede cortar tanto la fase como el neutro (en corriente alterna) o, en algunos casos, las múltiples fases de un sistema trifásico.<text:line-break/><text:line-break/>### Características clave:<text:line-break/>- **Todos los polos**: En un sistema monofásico, un dispositivo omnipolar cortaría tanto el conductor de fase como el neutro. En un sistema trifásico, cortaría las tres fases al mismo tiempo.<text:line-break/>- **Desconexión total**: Se garantiza la **desconexión completa** de la carga o circuito, lo que aumenta la seguridad, ya que no queda ningún conductor energizado.<text:line-break/> <text:s/><text:line-break/>### Ejemplos:<text:line-break/>- **Interruptores omnipolares**: Se utilizan en aplicaciones donde es necesario cortar todos los polos por seguridad, por ejemplo, en circuitos que alimentan motores eléctricos o en ciertos aparatos electrodomésticos.<text:line-break/>- **Interruptores diferenciales o magnetotérmicos omnipolares**: En instalaciones eléctricas, estos dispositivos cortan simultáneamente la fase y el neutro si detectan una sobrecarga, cortocircuito o fuga de corriente.<text:line-break/><text:line-break/>En resumen, un dispositivo **omnipolar** es aquel que puede desconectar **simultáneamente todos los conductores activos de un circuito**, proporcionando una mayor seguridad y garantizando que no quede energía residual en ninguna parte del sistem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22:10:07.468000000</meta:creation-date>
    <dc:date>2024-09-24T21:02:02.391000000</dc:date>
    <meta:editing-duration>PT56M53S</meta:editing-duration>
    <meta:editing-cycles>3</meta:editing-cycles>
    <meta:generator>LibreOffice/24.8.1.2$Windows_X86_64 LibreOffice_project/87fa9aec1a63e70835390b81c40bb8993f1d4ff6</meta:generator>
    <meta:document-statistic meta:table-count="0" meta:image-count="0" meta:object-count="0" meta:page-count="2" meta:paragraph-count="14" meta:word-count="901" meta:character-count="5993" meta:non-whitespace-character-count="5087"/>
  </office:meta>
</office:document-meta>
</file>